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Test Case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style-name="ce2" office:value-type="string" calcext:value-type="string">
            <text:p>ID: #002</text:p>
          </table:table-cell>
          <table:table-cell office:value-type="string" calcext:value-type="string">
            <text:p>Name: Find QA jobs in rabota.md</text:p>
          </table:table-cell>
          <table:table-cell/>
        </table:table-row>
        <table:table-row table:style-name="ro1">
          <table:table-cell table:style-name="ce1" office:value-type="string" calcext:value-type="string">
            <text:p>Step N</text:p>
          </table:table-cell>
          <table:table-cell table:style-name="ce1" office:value-type="string" calcext:value-type="string">
            <text:p>Actions/Steps to reproduce</text:p>
          </table:table-cell>
          <table:table-cell table:style-name="ce1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 to rabota.md</text:p>
          </table:table-cell>
          <table:table-cell office:value-type="string" calcext:value-type="string">
            <text:p>Site has been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ert “QA” in field “Find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sert in “Chisinau” dropdown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on [Cauta] button</text:p>
          </table:table-cell>
          <table:table-cell office:value-type="string" calcext:value-type="string">
            <text:p>user has got acces to the search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2" office:value-type="string" calcext:value-type="string">
            <text:p>ID:#003</text:p>
          </table:table-cell>
          <table:table-cell office:value-type="string" calcext:value-type="string">
            <text:p>Name: Search for Carlas songs</text:p>
          </table:table-cell>
          <table:table-cell/>
        </table:table-row>
        <table:table-row table:style-name="ro1">
          <table:table-cell table:style-name="ce1" office:value-type="string" calcext:value-type="string">
            <text:p>Step N</text:p>
          </table:table-cell>
          <table:table-cell table:style-name="ce1" office:value-type="string" calcext:value-type="string">
            <text:p>Actions/Steps to reproduce</text:p>
          </table:table-cell>
          <table:table-cell table:style-name="ce1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 to youtube.com</text:p>
          </table:table-cell>
          <table:table-cell office:value-type="string" calcext:value-type="string">
            <text:p>Site has been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ert in field “search” = “carlas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ck on [Search] button</text:p>
          </table:table-cell>
          <table:table-cell office:value-type="string" calcext:value-type="string">
            <text:p>user has got acces to the search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2" office:value-type="string" calcext:value-type="string">
            <text:p>ID:#004</text:p>
          </table:table-cell>
          <table:table-cell office:value-type="string" calcext:value-type="string">
            <text:p>Name: Add a picture to your facebook account</text:p>
          </table:table-cell>
          <table:table-cell/>
        </table:table-row>
        <table:table-row table:style-name="ro1">
          <table:table-cell table:style-name="ce1" office:value-type="string" calcext:value-type="string">
            <text:p>Step N</text:p>
          </table:table-cell>
          <table:table-cell table:style-name="ce1" office:value-type="string" calcext:value-type="string">
            <text:p>Actions/Steps to reproduce</text:p>
          </table:table-cell>
          <table:table-cell table:style-name="ce1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 to facebook.com</text:p>
          </table:table-cell>
          <table:table-cell office:value-type="string" calcext:value-type="string">
            <text:p>Site has been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on [photo/video] button</text:p>
          </table:table-cell>
          <table:table-cell office:value-type="string" calcext:value-type="string">
            <text:p>The corresponding file has been open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oose your wanted picture from the file</text:p>
          </table:table-cell>
          <table:table-cell office:value-type="string" calcext:value-type="string">
            <text:p>The picture was chose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ess the [open] button from right side</text:p>
          </table:table-cell>
          <table:table-cell office:value-type="string" calcext:value-type="string">
            <text:p>The picture was upload to facebook.co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ess the [Post] button</text:p>
          </table:table-cell>
          <table:table-cell office:value-type="string" calcext:value-type="string">
            <text:p>The picture was added to your facebook account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2" office:value-type="string" calcext:value-type="string">
            <text:p>ID:#005</text:p>
          </table:table-cell>
          <table:table-cell office:value-type="string" calcext:value-type="string">
            <text:p>Name: check if you can add money to orange number</text:p>
          </table:table-cell>
          <table:table-cell/>
        </table:table-row>
        <table:table-row table:style-name="ro1">
          <table:table-cell table:style-name="ce1" office:value-type="string" calcext:value-type="string">
            <text:p>Step N</text:p>
          </table:table-cell>
          <table:table-cell table:style-name="ce1" office:value-type="string" calcext:value-type="string">
            <text:p>Actions/Steps to reproduce</text:p>
          </table:table-cell>
          <table:table-cell table:style-name="ce1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o to orange.md</text:p>
          </table:table-cell>
          <table:table-cell office:value-type="string" calcext:value-type="string">
            <text:p>Site has been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on [reincarca contul] button</text:p>
          </table:table-cell>
          <table:table-cell office:value-type="string" calcext:value-type="string">
            <text:p>The corresponding page was open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sert in field “numarul orange” = “069237709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sert in field “Suma spre plata” = “100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eck the “am luat cunostinta cu termenii..” checkbox</text:p>
          </table:table-cell>
          <table:table-cell office:value-type="string" calcext:value-type="string">
            <text:p>checkbox check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on [Urmator] button</text:p>
          </table:table-cell>
          <table:table-cell office:value-type="string" calcext:value-type="string">
            <text:p>The corresponding file has been opene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sert in field “Titularul cardului” = “Nume, prenume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sert in field “Nr cardului” = “234658754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sert in field “Data expirarii” = “11/26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sert in filed “Cod CVV2” = “645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ck on [Achita] button</text:p>
          </table:table-cell>
          <table:table-cell office:value-type="string" calcext:value-type="string">
            <text:p>user has added to orange number 100 lei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 calcext:value-type="string">
            <text:p>Check List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Orange.m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eincarca contul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Orange text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Afla viteza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eteaza telefonul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5" office:value-type="string" calcext:value-type="string">
            <text:p>ID:#001</text:p>
          </table:table-cell>
          <table:table-cell office:value-type="string" calcext:value-type="string">
            <text:p>Name: Check if you can introduce personal details to the form</text:p>
          </table:table-cell>
          <table:table-cell/>
        </table:table-row>
        <table:table-row table:style-name="ro1">
          <table:table-cell table:style-name="ce6" office:value-type="string" calcext:value-type="string">
            <text:p>Step <text:s/>N</text:p>
          </table:table-cell>
          <table:table-cell table:style-name="ce1" office:value-type="string" calcext:value-type="string">
            <text:p>Actions/Steps to reproduce</text:p>
          </table:table-cell>
          <table:table-cell table:style-name="ce1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pen the link <text:a xlink:href="https://online.hl.com/" xlink:type="simple">https://online.hl.com</text:a></text:p>
          </table:table-cell>
          <table:table-cell office:value-type="string" calcext:value-type="string">
            <text:p>Link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oose “Mrs” in the in the radiobutton “Title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rite “Maria” in the field “Name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rite “Sandu” in the filed “Last Name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 the field “Date of birth” write “24/05/1989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oose “Female” in the radiobutton “Gender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the dropdown “Marital Status” choose “Widowed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 the field “National insurance nr” tick “I do not have...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 the “Nationality” radiobutton tick “Non-UK”</text:p>
          </table:table-cell>
          <table:table-cell office:value-type="string" calcext:value-type="string">
            <text:p>Data inserted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5" office:value-type="string" calcext:value-type="string">
            <text:p>ID: #002</text:p>
          </table:table-cell>
          <table:table-cell office:value-type="string" calcext:value-type="string">
            <text:p>Name: Check if you can introduce personal details to the form</text:p>
          </table:table-cell>
          <table:table-cell/>
        </table:table-row>
        <table:table-row table:style-name="ro4">
          <table:table-cell table:style-name="ce6" office:value-type="string" calcext:value-type="string">
            <text:p>Step <text:s/>N</text:p>
          </table:table-cell>
          <table:table-cell table:style-name="ce6" office:value-type="string" calcext:value-type="string">
            <text:p>Actions/Steps to reproduce</text:p>
          </table:table-cell>
          <table:table-cell table:style-name="ce6"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pen the link <text:a xlink:href="https://online.hl.com/" xlink:type="simple">https://online.hl.com</text:a></text:p>
          </table:table-cell>
          <table:table-cell office:value-type="string" calcext:value-type="string">
            <text:p>Link open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oose “Mrs” in the in the radiobutton “Title”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rite “$$$$$” in the field “ Name”</text:p>
          </table:table-cell>
          <table:table-cell office:value-type="string" calcext:value-type="string">
            <text:p>Invalid data was insert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rite “$$$$$” in the field “ Name”</text:p>
          </table:table-cell>
          <table:table-cell office:value-type="string" calcext:value-type="string">
            <text:p>Invalid data was inserte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 the field “Date of birth” write “24/05/1989</text:p>
          </table:table-cell>
          <table:table-cell office:value-type="string" calcext:value-type="string">
            <text:p>Data insert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oose “Female” in the radiobutton “Gender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the dropdown “Marital Status” choose “Widowed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 the field “National insurance nr” tick “I do not have...”</text:p>
          </table:table-cell>
          <table:table-cell office:value-type="string" calcext:value-type="string">
            <text:p>Data was chose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 the “Nationality” radiobutton tick “Non-UK”</text:p>
          </table:table-cell>
          <table:table-cell office:value-type="string" calcext:value-type="string">
            <text:p>Data inse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3:01:32.447670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1T18:28:18.026434382</meta:creation-date>
    <dc:date>2020-02-17T18:34:35.031350715</dc:date>
    <meta:editing-duration>PT22H58M20S</meta:editing-duration>
    <meta:editing-cycles>16</meta:editing-cycles>
    <meta:generator>LibreOffice/6.3.4.2$Linux_X86_64 LibreOffice_project/30$Build-2</meta:generator>
    <meta:document-statistic meta:table-count="1" meta:cell-count="173" meta:object-count="0"/>
  </office:meta>
</office:document-meta>
</file>